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0.773cm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773cm"/>
    </style:style>
    <style:style style:name="P1" style:family="paragraph" style:parent-style-name="Standard">
      <style:text-properties officeooo:rsid="000aa32d" officeooo:paragraph-rsid="000aa32d"/>
    </style:style>
    <style:style style:name="P2" style:family="paragraph" style:parent-style-name="Standard">
      <style:text-properties officeooo:rsid="000aa32d" officeooo:paragraph-rsid="000c6da2"/>
    </style:style>
    <style:style style:name="P3" style:family="paragraph" style:parent-style-name="Standard" style:list-style-name="L1">
      <style:text-properties officeooo:rsid="000aa32d" officeooo:paragraph-rsid="000c6da2"/>
    </style:style>
    <style:style style:name="P4" style:family="paragraph" style:parent-style-name="Standard" style:list-style-name="L2">
      <style:text-properties officeooo:rsid="000aa32d" officeooo:paragraph-rsid="000c6da2"/>
    </style:style>
    <style:style style:name="P5" style:family="paragraph" style:parent-style-name="Standard" style:list-style-name="L3">
      <style:text-properties officeooo:rsid="000aa32d" officeooo:paragraph-rsid="000c6da2"/>
    </style:style>
    <style:style style:name="P6" style:family="paragraph" style:parent-style-name="Standard" style:list-style-name="L4">
      <style:text-properties officeooo:rsid="000aa32d" officeooo:paragraph-rsid="000c6da2"/>
    </style:style>
    <style:style style:name="P7" style:family="paragraph" style:parent-style-name="Standard" style:list-style-name="L5">
      <style:text-properties officeooo:rsid="000aa32d" officeooo:paragraph-rsid="000c6da2"/>
    </style:style>
    <style:style style:name="P8" style:family="paragraph" style:parent-style-name="Standard" style:list-style-name="L6">
      <style:text-properties officeooo:rsid="000aa32d" officeooo:paragraph-rsid="000c6da2"/>
    </style:style>
    <style:style style:name="P9" style:family="paragraph" style:parent-style-name="Standard" style:list-style-name="L7">
      <style:text-properties officeooo:rsid="000aa32d" officeooo:paragraph-rsid="000c6da2"/>
    </style:style>
    <style:style style:name="P10" style:family="paragraph" style:parent-style-name="Standard" style:list-style-name="L8">
      <style:text-properties officeooo:rsid="000aa32d" officeooo:paragraph-rsid="000c6da2"/>
    </style:style>
    <style:style style:name="P11" style:family="paragraph" style:parent-style-name="Standard" style:list-style-name="L9">
      <style:text-properties officeooo:rsid="000aa32d" officeooo:paragraph-rsid="000c6da2"/>
    </style:style>
    <style:style style:name="P12" style:family="paragraph" style:parent-style-name="Standard" style:list-style-name="L10">
      <style:text-properties officeooo:rsid="000aa32d" officeooo:paragraph-rsid="000c6da2"/>
    </style:style>
    <style:style style:name="P13" style:family="paragraph" style:parent-style-name="Standard" style:list-style-name="L11">
      <style:text-properties officeooo:rsid="000aa32d" officeooo:paragraph-rsid="000c6da2"/>
    </style:style>
    <style:style style:name="P14" style:family="paragraph" style:parent-style-name="Standard" style:list-style-name="L4">
      <style:text-properties officeooo:rsid="000c6da2" officeooo:paragraph-rsid="000c6da2"/>
    </style:style>
    <style:style style:name="P15" style:family="paragraph" style:parent-style-name="Standard" style:list-style-name="L5">
      <style:text-properties officeooo:rsid="000c6da2" officeooo:paragraph-rsid="000c6da2"/>
    </style:style>
    <style:style style:name="P16" style:family="paragraph" style:parent-style-name="Standard" style:list-style-name="L10">
      <style:text-properties officeooo:rsid="000c6da2" officeooo:paragraph-rsid="000c6da2"/>
    </style:style>
    <style:style style:name="P17" style:family="paragraph" style:parent-style-name="Standard" style:list-style-name="L11">
      <style:text-properties officeooo:rsid="000c6da2" officeooo:paragraph-rsid="000c6da2"/>
    </style:style>
    <style:style style:name="P18" style:family="paragraph" style:parent-style-name="Standard">
      <style:text-properties officeooo:paragraph-rsid="000c6da2"/>
    </style:style>
    <style:style style:name="T1" style:family="text">
      <style:text-properties officeooo:rsid="000c6d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2"><text:span text:style-name="T1">Realizza</text:span> <text:span text:style-name="T1">una delle seguenti costruzioni nel riquadro sinistro della tavola</text:span>:</text:p>
            <text:list xml:id="list2785806522763151500" text:style-name="L2">
              <text:list-item>
                <text:p text:style-name="P4">ASSE DI UN SEGMENTO</text:p>
              </text:list-item>
              <text:list-item>
                <text:p text:style-name="P4">BISETTRICE ANGOLO A SCELTA</text:p>
              </text:list-item>
            </text:list>
          </table:table-cell>
          <table:table-cell table:style-name="Tabella1.B1" office:value-type="string">
            <text:p text:style-name="P2"><text:span text:style-name="T1">Realizza</text:span> <text:span text:style-name="T1">una delle seguenti costruzioni nel riquadro sinistro della tavola</text:span>::</text:p>
            <text:list xml:id="list825364126743014811" text:style-name="L1">
              <text:list-item>
                <text:p text:style-name="P3">DIVISIONE ANGOLO RETTO IN TRE PARTI UGUALI</text:p>
              </text:list-item>
              <text:list-item>
                <text:p text:style-name="P3">QUADRATO</text:p>
              </text:list-item>
              <text:list-item>
                <text:p text:style-name="P3">DUE QUADRATI CON UN LATO IN COMUNE</text:p>
              </text:list-item>
            </text:list>
          </table:table-cell>
        </table:table-row>
        <table:table-row>
          <table:table-cell table:style-name="Tabella1.A2" office:value-type="string">
            <text:p text:style-name="P2"><text:span text:style-name="T1">Realizza</text:span> <text:span text:style-name="T1">una delle seguenti costruzioni nel riquadro sinistro della tavola</text:span>:</text:p>
            <text:list xml:id="list178093224182201298" text:style-name="L6">
              <text:list-item>
                <text:p text:style-name="P8">PERPENDICOLARE AD UN ESTREMO</text:p>
              </text:list-item>
              <text:list-item>
                <text:p text:style-name="P8">BISETTRICE ANGOLO RETTO</text:p>
              </text:list-item>
            </text:list>
            <text:p text:style-name="P2"/>
          </table:table-cell>
          <table:table-cell table:style-name="Tabella1.B2" office:value-type="string">
            <text:p text:style-name="P2"><text:span text:style-name="T1">Realizza</text:span> <text:span text:style-name="T1">una delle seguenti costruzioni nel riquadro sinistro della tavola</text:span>::</text:p>
            <text:list xml:id="list4863605615089155653" text:style-name="L3">
              <text:list-item>
                <text:p text:style-name="P5">TRIANGOLO EQUILATERO</text:p>
              </text:list-item>
              <text:list-item>
                <text:p text:style-name="P5">QUADRATO</text:p>
              </text:list-item>
              <text:list-item>
                <text:p text:style-name="P5">DUE QUADRATI CON UN LATO IN COMUNE</text:p>
              </text:list-item>
            </text:list>
          </table:table-cell>
        </table:table-row>
        <table:table-row table:style-name="Tabella1.3">
          <table:table-cell table:style-name="Tabella1.A2" office:value-type="string">
            <text:p text:style-name="P2"><text:span text:style-name="T1">Realizza</text:span> <text:s/><text:span text:style-name="T1">una delle seguenti costruzioni nel riquadro sinistro della tavola</text:span>:</text:p>
            <text:list xml:id="list4665180240489445588" text:style-name="L5">
              <text:list-item>
                <text:p text:style-name="P15">ASSE DEL SEGMENTO</text:p>
              </text:list-item>
              <text:list-item>
                <text:p text:style-name="P7">BISETTRICE ANGOLO RETTO</text:p>
              </text:list-item>
            </text:list>
          </table:table-cell>
          <table:table-cell table:style-name="Tabella1.B2" office:value-type="string">
            <text:p text:style-name="P2"><text:span text:style-name="T1">Realizza</text:span> <text:s/><text:span text:style-name="T1">una delle seguenti costruzioni nel riquadro sinistro della tavola</text:span>:</text:p>
            <text:list xml:id="list8519068288777024579" text:style-name="L4">
              <text:list-item>
                <text:p text:style-name="P6">DIVISIONE ANGOLO <text:span text:style-name="T1">PIATTO</text:span> IN TRE PARTI UGUALI</text:p>
              </text:list-item>
              <text:list-item>
                <text:p text:style-name="P14">TRIANGOLO ISOSCELE</text:p>
              </text:list-item>
              <text:list-item>
                <text:p text:style-name="P6">DUE QUADRATI CON UN LATO IN COMUNE</text:p>
              </text:list-item>
            </text:list>
          </table:table-cell>
        </table:table-row>
      </table:table>
      <text:p text:style-name="P1"/>
      <text:p text:style-name="P2"/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2"><text:span text:style-name="T1">Realizza</text:span> <text:span text:style-name="T1">una delle seguenti costruzioni nel riquadro sinistro della tavola</text:span>:</text:p>
            <text:list xml:id="list83441668467761" text:continue-list="list2785806522763151500" text:style-name="L2">
              <text:list-item>
                <text:p text:style-name="P4">ASSE DI UN SEGMENTO</text:p>
              </text:list-item>
              <text:list-item>
                <text:p text:style-name="P4">BISETTRICE ANGOLO A SCELTA</text:p>
              </text:list-item>
            </text:list>
          </table:table-cell>
          <table:table-cell table:style-name="Tabella2.B1" office:value-type="string">
            <text:p text:style-name="P2"><text:span text:style-name="T1">Realizza</text:span> <text:span text:style-name="T1">una delle seguenti costruzioni nel riquadro sinistro della tavola</text:span>:</text:p>
            <text:list xml:id="list751573169840465747" text:style-name="L7">
              <text:list-item>
                <text:p text:style-name="P9">DIVISIONE ANGOLO RETTO IN TRE PARTI UGUALI</text:p>
              </text:list-item>
              <text:list-item>
                <text:p text:style-name="P9">QUADRATO</text:p>
              </text:list-item>
              <text:list-item>
                <text:p text:style-name="P9">DUE QUADRATI CON UN LATO IN COMUNE</text:p>
              </text:list-item>
            </text:list>
          </table:table-cell>
        </table:table-row>
        <table:table-row>
          <table:table-cell table:style-name="Tabella2.A2" office:value-type="string">
            <text:p text:style-name="P2"><text:span text:style-name="T1">Realizza</text:span> <text:span text:style-name="T1">una delle seguenti costruzioni nel riquadro sinistro della tavola</text:span>:</text:p>
            <text:list xml:id="list6540543828662839259" text:style-name="L8">
              <text:list-item>
                <text:p text:style-name="P10">PERPENDICOLARE AD UN ESTREMO</text:p>
              </text:list-item>
              <text:list-item>
                <text:p text:style-name="P10">BISETTRICE ANGOLO RETTO</text:p>
              </text:list-item>
            </text:list>
            <text:p text:style-name="P2"/>
          </table:table-cell>
          <table:table-cell table:style-name="Tabella2.B2" office:value-type="string">
            <text:p text:style-name="P2"><text:span text:style-name="T1">Realizza</text:span> <text:span text:style-name="T1">una delle seguenti costruzioni nel riquadro sinistro della tavola</text:span>::</text:p>
            <text:list xml:id="list4564997453703910650" text:style-name="L9">
              <text:list-item>
                <text:p text:style-name="P11">TRIANGOLO EQUILATERO</text:p>
              </text:list-item>
              <text:list-item>
                <text:p text:style-name="P11">QUADRATO</text:p>
              </text:list-item>
              <text:list-item>
                <text:p text:style-name="P11">DUE QUADRATI CON UN LATO IN COMUNE</text:p>
              </text:list-item>
            </text:list>
          </table:table-cell>
        </table:table-row>
        <table:table-row table:style-name="Tabella2.3">
          <table:table-cell table:style-name="Tabella2.A2" office:value-type="string">
            <text:p text:style-name="P2"><text:span text:style-name="T1">Realizza</text:span> <text:span text:style-name="T1">una delle seguenti costruzioni nel riquadro sinistro della tavola</text:span>:</text:p>
            <text:list xml:id="list4279570458596818863" text:style-name="L10">
              <text:list-item>
                <text:p text:style-name="P16">ASSE DEL SEGMENTO</text:p>
              </text:list-item>
              <text:list-item>
                <text:p text:style-name="P12">BISETTRICE ANGOLO RETTO</text:p>
              </text:list-item>
            </text:list>
          </table:table-cell>
          <table:table-cell table:style-name="Tabella2.B2" office:value-type="string">
            <text:p text:style-name="P2"><text:span text:style-name="T1">Realizza</text:span> <text:span text:style-name="T1">una delle seguenti costruzioni nel riquadro sinistro della tavola</text:span>::</text:p>
            <text:list xml:id="list6160734751035465901" text:style-name="L11">
              <text:list-item>
                <text:p text:style-name="P13">DIVISIONE ANGOLO <text:span text:style-name="T1">PIATTO</text:span> IN TRE PARTI UGUALI</text:p>
              </text:list-item>
              <text:list-item>
                <text:p text:style-name="P17">TRIANGOLO ISOSCELE</text:p>
              </text:list-item>
              <text:list-item>
                <text:p text:style-name="P13">DUE QUADRATI CON UN LATO IN COMUNE</text:p>
              </text:list-item>
            </text:list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08:15:42.786842703</meta:creation-date>
    <dc:date>2018-02-22T08:34:41.491416651</dc:date>
    <meta:editing-duration>PT1M19S</meta:editing-duration>
    <meta:editing-cycles>1</meta:editing-cycles>
    <meta:document-statistic meta:table-count="2" meta:image-count="0" meta:object-count="0" meta:page-count="1" meta:paragraph-count="42" meta:word-count="274" meta:character-count="1690" meta:non-whitespace-character-count="1486"/>
    <meta:generator>LibreOffice/5.2.2.2$Linux_X86_64 LibreOffice_project/20m0$Build-2</meta:generator>
  </office:meta>
</office:document-meta>
</file>